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style:font-name="Roboto" fo:color="#282E3A" fo:font-size="10.5pt" style:font-size-asian="10.5pt" style:font-size-complex="10.5pt" fo:background-color="#FFFFFF"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office:automatic-styles>
  <office:body>
    <office:text text:use-soft-page-breaks="true">
      <text:p text:style-name="P1">Airbus</text:p>
      <text:p text:style-name="P2">Airbus is a leader in designing, manufacturing and delivering aerospace products, services and solutions to a customer base that spans the globe – with operations for commercial aircraft, helicopters, defence, space and security.</text:p>
      <text:p text:style-name="P3"/>
      <text:p text:style-name="P4">Objectifs<text:s/></text:p>
      <text:p text:style-name="P5">Connect physically andvirtually</text:p>
      <text:p text:style-name="P6">Serve communities with satelites newtwork</text:p>
      <text:p text:style-name="Normal">Save lives pompier transport en<text:s/>cas de maladie evacuation en temps de crises</text:p>
      <text:p text:style-name="Normal">Protect with defense material<text:s/></text:p>
      <text:p text:style-name="Normal">Explore<text:s/>with satelites<text:s/></text:p>
      <text:p text:style-name="Normal"/>
      <text:p text:style-name="Normal">Produit et services<text:s/></text:p>
      <text:p text:style-name="Normal">Commercial aircraft airbus A220 aux A350</text:p>
      <text:p text:style-name="Normal">Helicopters</text:p>
      <text:p text:style-name="Normal">Defense<text:s/></text:p>
      <text:p text:style-name="Normal">Espace avec les satelites</text:p>
      <text:p text:style-name="Normal">Sécurité Soc, service <text:s/>Airbus protect</text:p>
      <text:p text:style-name="Normal"/>
      <text:p text:style-name="Normal">Réel intere pour les engins volants base formation de pilotage mais vu les frais de formation énorme jai du poursuivre sur l’informatique tre chez airbus cest être dans un environnement centre production de ces engins Pour moi cest etre dans un environnement qui me pationne et qui me permettra d’en savoir d’avantage sur ce milieu<text:s/></text:p>
      <text:p text:style-name="Normal"/>
      <text:p text:style-name="Normal">La criticité du domaine de laviation impliaue que les S I se doivent d’être a la hauteur Ce qui signifie un cadre de travail très techniques et des défis<text:s/><text:tab/>releves <text:s/>Exactement ce que je recheerche pour monter énormément en compétences en début de carrière<text:s/></text:p>
      <text:p text:style-name="Normal"/>
      <text:p text:style-name="Normal">Airbus ce sera tout simplement un reve de gamin qui se realisera pas étant pilote mais en étant infoirmaticien chez airbus<text:s/></text:p>
      <text:p text:style-name="Normal"/>
      <text:p text:style-name="Normal"/>
      <text:p text:style-name="Normal">Qualités Curiosité narrete pas tant que je nai pas de reponse a mes questions ou des solutions a mes différents problèmes</text:p>
      <text:soft-page-break/>
      <text:p text:style-name="Normal">Esprit d’équipe jai eu la chances dans toutes les exp pro de tomber sur des equip soude et jai toujours eu du mal a men séparer</text:p>
      <text:p text:style-name="Normal"/>
      <text:p text:style-name="Normal"/>
      <text:p text:style-name="Normal"/>
      <text:p text:style-name="Normal">Env de travail favoris</text:p>
      <text:p text:style-name="Normal">La mission et les valeurs de lentreprises de l’entreprise correspondent aux miennes : <text:s/></text:p>
      <text:p text:style-name="Normal">Être dans un environnement a hautes technocite pour pouvoir monter en compétences<text:s/></text:p>
      <text:p text:style-name="Normal">Être dans un environnement social epanouie<text:s/></text:p>
      <text:p text:style-name="Normal"/>
      <text:p text:style-name="Normal"/>
      <text:p text:style-name="Normal"/>
      <text:p text:style-name="Normal">En anglais presentation<text:s/></text:p>
      <text:list text:style-name="LFO1" text:continue-numbering="true">
        <text:list-item>
          <text:p text:style-name="P7">Parcours univ<text:s/></text:p>
        </text:list-item>
        <text:list-item>
          <text:p text:style-name="P8">Ambition<text:s/></text:p>
        </text:list-item>
        <text:list-item>
          <text:p text:style-name="P9">Pourquoi Airbus<text:s/></text:p>
        </text:list-item>
      </text:list>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fried SANON</meta:initial-creator>
    <dc:creator>Wilfried SANON</dc:creator>
    <meta:creation-date>2022-11-06T20:47:00Z</meta:creation-date>
    <dc:date>2022-11-06T22:29:00Z</dc:date>
    <meta:template xlink:href="Normal" xlink:type="simple"/>
    <meta:editing-cycles>1</meta:editing-cycles>
    <meta:editing-duration>PT0S</meta:editing-duration>
    <meta:document-statistic meta:page-count="2" meta:paragraph-count="3" meta:word-count="290" meta:character-count="1883" meta:row-count="13" meta:non-whitespace-character-count="1596"/>
  </office:meta>
</office:document-meta>
</file>